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55cm"/>
    </style:style>
    <style:style style:name="gr2" style:family="graphic" style:parent-style-name="standard">
      <style:graphic-properties draw:stroke="none" svg:stroke-color="#000000" draw:fill="solid" draw:fill-color="#000000" draw:auto-grow-width="true" fo:min-height="15.95cm" fo:min-width="27.2cm"/>
    </style:style>
    <style:style style:name="gr3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/>
    </style:style>
    <style:style style:name="T4" style:family="text">
      <style:text-properties fo:color="#ff0000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5cm" svg:height="17.8cm" svg:x="2.7cm" svg:y="2.3cm">
          <draw:text-box>
            <text:p><text:span text:style-name="T1"><text:tab/></text:span><text:span text:style-name="T1"><text:tab/></text:span><text:span text:style-name="T1"><text:tab/></text:span><text:span text:style-name="T1"> <text:s text:c="9"/></text:span><text:span text:style-name="T1">ATIVIDADE MOVIMENTO DE LOCACAO</text:span></text:p>
            <text:p><text:span text:style-name="T1"/></text:p>
            <text:p><text:span text:style-name="T1">ARQUIVO: ARQLOC</text:span></text:p>
            <text:p><text:span text:style-name="T1">REGISTRO: REGLOC</text:span></text:p>
            <text:p><text:span text:style-name="T1"/></text:p>
            <text:p><text:span text:style-name="T1">PROGRAMA: SGB004</text:span></text:p>
            <text:p><text:span text:style-name="T1"/></text:p>
            <text:p><text:span text:style-name="T1">DATA ENTREGA: NAO DEFINIDO AINDA (TENDE A SER PROXIMA SEMANA: 04/05/2019)</text:span></text:p>
            <text:p><text:span text:style-name="T1"/></text:p>
            <text:p><text:span text:style-name="T1"/></text:p>
            <text:p><text:span text:style-name="T2">PRIMARY KEY { CPF, NUM BIKE, DATA LOCACAO, HORARIO LOCACAO }</text:span></text:p>
            <text:p><text:span text:style-name="T2"/></text:p>
            <text:p><text:span text:style-name="T2">SECONDARY KEY { DATA LOCACAO, CPF, NUM BIKE }</text:span></text:p>
            <text:p><text:span text:style-name="T2"/></text:p>
            <text:p><text:span text:style-name="T2">TERTIARY KEY { NUM BIKE, DATA LOCACAO, CPF }</text:span></text:p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2" draw:text-style-name="P2" draw:layer="layout" svg:width="27.7cm" svg:height="16.2cm" svg:x="1cm" svg:y="1cm">
          <draw:text-box>
            <text:p><text:span text:style-name="T3"><text:s text:c="48"/></text:span><text:span text:style-name="T3">MOVIMENTO DE LOCACAO</text:span></text:p>
            <text:p><text:span text:style-name="T3"/></text:p>
            <text:p><text:span text:style-name="T3"/></text:p>
            <text:p><text:span text:style-name="T3">CPF: 999.999.999.99</text:span><text:span text:style-name="T3"><text:tab/></text:span><text:span text:style-name="T3"><text:tab/></text:span><text:span text:style-name="T3"><text:tab/></text:span><text:span text:style-name="T3"><text:tab/></text:span><text:span text:style-name="T4">NOME: PIC X (ND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4">TELEFONE: (99) 99999.9999</text:span></text:p>
            <text:p><text:span text:style-name="T5"/></text:p>
            <text:p><text:span text:style-name="T5">BIKE: PIC 9 (ND)</text:span><text:span text:style-name="T5"><text:tab/></text:span><text:span text:style-name="T5"><text:tab/></text:span><text:span text:style-name="T5">MARCA:</text:span><text:span text:style-name="T5"><text:tab/></text:span><text:span text:style-name="T5"> <text:s/>PIC X (ND)</text:span><text:span text:style-name="T5"><text:tab/></text:span><text:span text:style-name="T5"><text:tab/></text:span><text:span text:style-name="T5"> <text:s text:c="16"/>MODELO: PIC X (ND)</text:span></text:p>
            <text:p><text:span text:style-name="T5"/></text:p>
            <text:p><text:span text:style-name="T5">LOCACAO: DD/MM/AAAA <text:s text:c="13"/>HORARIO: HH:MM</text:span></text:p>
            <text:p><text:span text:style-name="T5">PREVISAO: DD/MM/AAAA <text:s text:c="12"/>HORARIO: HH:MM</text:span></text:p>
            <text:p><text:span text:style-name="T5">ENTREGA: DD/MM/AAAA <text:s text:c="13"/>HORARIO: HH:MM</text:span></text:p>
            <text:p><text:span text:style-name="T3">TEMPO DE USO: HH:MM</text:span></text:p>
            <text:p><text:span text:style-name="T3"/></text:p>
            <text:p><text:span text:style-name="T3">VALOR LOCACAO: PIC 9 (ND)</text:span></text:p>
            <text:p><text:span text:style-name="T3">VALOR COBRADO: PIC 9 (ND)</text:span></text:p>
            <text:p><text:span text:style-name="T3"/></text:p>
            <text:p><text:span text:style-name="T3">STATUS: PIC X (01) [ L (LOCADA), E (ENTREGUE), P (PAGA) ]</text:span></text:p>
          </draw:text-box>
        </draw:frame>
        <draw:frame draw:style-name="gr3" draw:text-style-name="P3" draw:layer="layout" svg:width="27.7cm" svg:height="2.7cm" svg:x="1cm" svg:y="17.3cm">
          <draw:text-box>
            <text:p>ND = LIMITE DE TAMANHO DO CAMPO NAO DEFINIDO</text:p>
          </draw:text-box>
        </draw:frame>
      </draw:page>
      <draw:page draw:name="page3" draw:style-name="dp1" draw:master-page-name="Default">
        <draw:frame draw:style-name="gr1" draw:text-style-name="P4" draw:layer="layout" svg:width="24.5cm" svg:height="17.8cm" svg:x="2.8cm" svg:y="2.2cm">
          <draw:text-box>
            <text:p><text:span text:style-name="T6"/></text:p>
            <text:p><text:span text:style-name="T6">Entrega (horario) = 00:00</text:span></text:p>
            <text:p><text:span text:style-name="T6"/></text:p>
            <text:p><text:span text:style-name="T6"><text:tab/></text:span><text:span text:style-name="T6"><text:tab/></text:span><text:span text:style-name="T6"><text:tab/></text:span><text:span text:style-name="T6">tempo de uso = </text:span></text:p>
            <text:p><text:span text:style-name="T6"/></text:p>
            <text:p><text:span text:style-name="T6">Status = L (Locada)</text:span></text:p>
            <text:p><text:span text:style-name="T6"><text:tab/></text:span><text:span text:style-name="T6"><text:tab/></text:span><text:span text:style-name="T6"> </text:span><text:span text:style-name="T6">E (Entregue)</text:span></text:p>
            <text:p><text:span text:style-name="T6"><text:tab/></text:span><text:span text:style-name="T6"><text:tab/></text:span><text:span text:style-name="T6"> </text:span><text:span text:style-name="T6">P (Paga)</text:span></text:p>
            <text:p><text:span text:style-name="T6"/></text:p>
            <text:p><text:span text:style-name="T6">____________________________________________________________________</text:span></text:p>
            <text:p><text:span text:style-name="T6"/></text:p>
            <text:p><text:span text:style-name="T6">PREVISAO SEMPRE MAIOR QUE LOCACAO</text:span></text:p>
            <text:p><text:span text:style-name="T6">ENTREGA = 0 <text:s text:c="12"/>L = LOCADA</text:span></text:p>
            <text:p><text:span text:style-name="T6"><text:s text:c="26"/></text:span><text:span text:style-name="T6">OU</text:span></text:p>
            <text:p><text:span text:style-name="T6">ENTREGA != 0 SUPERIOR OU IGUAL LOCACA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0:47:59.516410728</meta:creation-date>
    <dc:date>2019-04-27T11:11:35.242283065</dc:date>
    <meta:editing-duration>PT21M33S</meta:editing-duration>
    <meta:editing-cycles>9</meta:editing-cycles>
    <meta:generator>LibreOffice/6.1.5.2$Linux_X86_64 LibreOffice_project/10$Build-2</meta:generator>
    <meta:document-statistic meta:object-count="4"/>
  </office:meta>
</office:document-meta>
</file>